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90ca2" officeooo:paragraph-rsid="00290ca2" style:font-weight-asian="bold" style:font-weight-complex="bold"/>
    </style:style>
    <style:style style:name="P2" style:family="paragraph" style:parent-style-name="Standard">
      <style:text-properties officeooo:paragraph-rsid="0024c18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U2L8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1">Expressing preferences</text:p>
      <text:p text:style-name="P1"/>
      <text:p text:style-name="P1"><text:tab/>Gern (to like)</text:p>
      <text:p text:style-name="P1"/>
      <text:p text:style-name="P1"><text:tab/><text:tab/><text:span text:style-name="T1">Do you like the teacher?<text:tab/><text:tab/>Hast du den Lehrer gern?</text:span></text:p>
      <text:p text:style-name="P1"><text:span text:style-name="T1"><text:tab/><text:tab/>They like the movie.<text:tab/><text:tab/><text:tab/>Sie haben den Film gern.</text:span><text:tab/></text:p>
      <text:p text:style-name="P1"/>
      <text:p text:style-name="P1"><text:tab/>..</text:p>
      <text:p text:style-name="P1"/>
      <text:p text:style-name="P1"><text:tab/>Lieber (to prefer)</text:p>
      <text:p text:style-name="P1"/>
      <text:p text:style-name="P1"><text:tab/><text:tab/><text:span text:style-name="T1">We prefer to eat.<text:tab/><text:tab/>Wir essen lieber.</text:span></text:p>
      <text:p text:style-name="P1"><text:span text:style-name="T1"><text:tab/><text:tab/>What do you prefer to do?<text:tab/>Was machst du lieber?</text:span></text:p>
      <text:p text:style-name="P1"><text:span text:style-name="T1"><text:tab/><text:tab/>We prefer the teacher.<text:tab/><text:tab/>Wir haben die Lehrerin lieber.</text:span></text:p>
      <text:p text:style-name="P1"><text:span text:style-name="T1"><text:tab/><text:tab/>They prefer the movie.<text:tab/>Sie haben den Film lieber.</text:span></text:p>
      <text:p text:style-name="P1"><text:span text:style-name="T1"><text:tab/><text:tab/>I prefer German.<text:tab/><text:tab/>Ich habe Deutsch lieber.</text:span><text:tab/></text:p>
      <text:p text:style-name="P1"/>
      <text:p text:style-name="P1"><text:tab/>..</text:p>
      <text:p text:style-name="P1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2T11:59:29.197510298</dc:date>
    <meta:editing-duration>PT1H23M12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14" meta:word-count="80" meta:character-count="439" meta:non-whitespace-character-count="336"/>
  </office:meta>
</office:document-meta>
</file>